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ree Serif" svg:font-family="'Bree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" fo:font-size="10pt" officeooo:rsid="000062ef" officeooo:paragraph-rsid="000062ef" style:font-size-asian="10pt" style:font-size-complex="10pt"/>
    </style:style>
    <style:style style:name="P2" style:family="paragraph" style:parent-style-name="Standard">
      <style:text-properties style:font-name="Open Sans" fo:font-size="10pt" officeooo:rsid="000062ef" officeooo:paragraph-rsid="000594ed" style:font-size-asian="10pt" style:font-size-complex="10pt"/>
    </style:style>
    <style:style style:name="P3" style:family="paragraph" style:parent-style-name="Standard">
      <style:text-properties style:font-name="Open Sans" fo:font-size="10pt" officeooo:rsid="000062ef" officeooo:paragraph-rsid="0006fd88" style:font-size-asian="10pt" style:font-size-complex="10pt"/>
    </style:style>
    <style:style style:name="P4" style:family="paragraph" style:parent-style-name="Standard">
      <style:text-properties style:font-name="Open Sans" fo:font-size="10pt" officeooo:rsid="000062ef" officeooo:paragraph-rsid="0008b512" style:font-size-asian="10pt" style:font-size-complex="10pt"/>
    </style:style>
    <style:style style:name="P5" style:family="paragraph" style:parent-style-name="Standard">
      <style:text-properties style:font-name="Open Sans" fo:font-size="10pt" officeooo:rsid="000062ef" officeooo:paragraph-rsid="000bd5ca" style:font-size-asian="10pt" style:font-size-complex="10pt"/>
    </style:style>
    <style:style style:name="P6" style:family="paragraph" style:parent-style-name="Standard">
      <style:text-properties style:font-name="Open Sans" fo:font-size="10pt" officeooo:rsid="00094a97" officeooo:paragraph-rsid="00094a97" style:font-size-asian="10pt" style:font-size-complex="10pt"/>
    </style:style>
    <style:style style:name="P7" style:family="paragraph" style:parent-style-name="Standard">
      <style:text-properties style:font-name="Open Sans" fo:font-size="10pt" officeooo:rsid="000bd5ca" officeooo:paragraph-rsid="000bd5ca" style:font-size-asian="10pt" style:font-size-complex="10pt"/>
    </style:style>
    <style:style style:name="P8" style:family="paragraph" style:parent-style-name="Standard">
      <style:text-properties style:font-name="Open Sans" fo:font-size="10pt" fo:font-weight="bold" officeooo:rsid="000062ef" officeooo:paragraph-rsid="000062ef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Open Sans" fo:font-size="10pt" fo:font-weight="bold" officeooo:rsid="000062ef" officeooo:paragraph-rsid="000594e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Open Sans" fo:font-size="10pt" fo:font-weight="bold" officeooo:rsid="000594ed" officeooo:paragraph-rsid="000594e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Open Sans" fo:font-size="10pt" fo:font-weight="bold" officeooo:rsid="0006fd88" officeooo:paragraph-rsid="0006fd8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Open Sans" fo:font-size="10pt" fo:font-weight="bold" officeooo:rsid="000a7939" officeooo:paragraph-rsid="000a793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Bree Serif" fo:font-size="12pt" officeooo:rsid="000062ef" officeooo:paragraph-rsid="000062ef" style:font-size-asian="12pt" style:font-size-complex="12pt"/>
    </style:style>
    <style:style style:name="P14" style:family="paragraph" style:parent-style-name="Standard">
      <style:text-properties style:font-name="Bree Serif" fo:font-size="16pt" officeooo:rsid="000062ef" officeooo:paragraph-rsid="000062ef" style:font-size-asian="16pt" style:font-size-complex="16pt"/>
    </style:style>
    <style:style style:name="P15" style:family="paragraph" style:parent-style-name="Table_20_Contents">
      <style:text-properties style:font-name="Open Sans" fo:font-size="10pt" style:font-size-asian="10pt" style:font-size-complex="10pt"/>
    </style:style>
    <style:style style:name="P16" style:family="paragraph" style:parent-style-name="Table_20_Contents">
      <style:text-properties style:font-name="Open Sans" fo:font-size="10pt" officeooo:rsid="000a7939" officeooo:paragraph-rsid="000a7939" style:font-size-asian="10pt" style:font-size-complex="10pt"/>
    </style:style>
    <style:style style:name="P17" style:family="paragraph" style:parent-style-name="Table_20_Contents">
      <style:text-properties style:font-name="Open Sans" fo:font-size="10pt" fo:font-weight="bold" officeooo:rsid="000594ed" officeooo:paragraph-rsid="000594e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Open Sans" fo:font-size="10pt" officeooo:rsid="000a7939" officeooo:paragraph-rsid="000a7939" style:font-size-asian="10pt" style:font-size-complex="10pt"/>
    </style:style>
    <style:style style:name="P19" style:family="paragraph" style:parent-style-name="Standard" style:list-style-name="L1">
      <style:text-properties style:font-name="Open Sans" fo:font-size="10pt" officeooo:rsid="000062ef" officeooo:paragraph-rsid="000594ed" style:font-size-asian="10pt" style:font-size-complex="10pt"/>
    </style:style>
    <style:style style:name="P20" style:family="paragraph" style:parent-style-name="Standard" style:list-style-name="L2">
      <style:text-properties style:font-name="Open Sans" fo:font-size="10pt" officeooo:rsid="000062ef" officeooo:paragraph-rsid="000594ed" style:font-size-asian="10pt" style:font-size-complex="10pt"/>
    </style:style>
    <style:style style:name="P21" style:family="paragraph" style:parent-style-name="Standard" style:list-style-name="L3">
      <style:text-properties style:font-name="Open Sans" fo:font-size="10pt" officeooo:rsid="000062ef" officeooo:paragraph-rsid="000594ed" style:font-size-asian="10pt" style:font-size-complex="10pt"/>
    </style:style>
    <style:style style:name="P22" style:family="paragraph" style:parent-style-name="Standard">
      <style:text-properties style:font-name="Open Sans" fo:font-size="10pt" officeooo:rsid="000062ef" officeooo:paragraph-rsid="000062ef" style:font-size-asian="10pt" style:font-size-complex="10pt"/>
    </style:style>
    <style:style style:name="P23" style:family="paragraph" style:parent-style-name="Standard">
      <style:text-properties style:font-name="Open Sans" fo:font-size="10pt" fo:font-weight="bold" officeooo:rsid="00101d45" officeooo:paragraph-rsid="00101d45" style:font-size-asian="10pt" style:font-weight-asian="bold" style:font-size-complex="10pt" style:font-weight-complex="bold"/>
    </style:style>
    <style:style style:name="T1" style:family="text">
      <style:text-properties officeooo:rsid="00020dc8"/>
    </style:style>
    <style:style style:name="T2" style:family="text">
      <style:text-properties officeooo:rsid="000594ed"/>
    </style:style>
    <style:style style:name="T3" style:family="text">
      <style:text-properties officeooo:rsid="0008b512"/>
    </style:style>
    <style:style style:name="T4" style:family="text">
      <style:text-properties officeooo:rsid="00094a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1in" fo:text-indent="-0.25in" fo:margin-left="0.7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CDLFx19 May 20, 2019</text:p>
      <text:p text:style-name="P14">Wait What? Getting your bearings with ServerSpec</text:p>
      <text:p text:style-name="P1"/>
      <text:p text:style-name="P12">Helpful URLS</text:p>
      <text:p text:style-name="P18">Conference site: https://ucdlfx2019.sched.com </text:p>
      <text:p text:style-name="P18">Slides for this workshop: https://github.com/hardyoyo/ucdlfx19-serverspec-workshop</text:p>
      <text:p text:style-name="P1"/>
      <text:p text:style-name="P8">Scenario One, Static, what are we testing?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erver names</text:p>
            <text:list xml:id="list2352742479" text:style-name="L1">
              <text:list-item>
                <text:p text:style-name="P19">www1.fakeuniversity.space</text:p>
              </text:list-item>
              <text:list-item>
                <text:p text:style-name="P19">www2.fakeuniversity.space</text:p>
              </text:list-item>
              <text:list-item>
                <text:p text:style-name="P19">bubbles.fakeuniversity.space</text:p>
              </text:list-item>
            </text:list>
          </table:table-cell>
          <table:table-cell table:style-name="Table1.B1" office:value-type="string">
            <text:p text:style-name="P17">details</text:p>
            <text:list xml:id="list467024556" text:style-name="L2">
              <text:list-item>
                <text:p text:style-name="P20">OS: Ubuntu</text:p>
              </text:list-item>
              <text:list-item>
                <text:p text:style-name="P20">port: 80</text:p>
              </text:list-item>
              <text:list-item>
                <text:p text:style-name="P20">package: apache2</text:p>
              </text:list-item>
              <text:list-item>
                <text:p text:style-name="P20">version: 2.4.7-1ubuntu4.1</text:p>
              </text:list-item>
            </text:list>
          </table:table-cell>
        </table:table-row>
      </table:table>
      <text:p text:style-name="P8"/>
      <text:p text:style-name="P8">Scenario Two: Hyrax? what are we testing?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server name</text:p>
            <text:p text:style-name="P2">hyraxdemo.fakeuniversity.space</text:p>
          </table:table-cell>
          <table:table-cell table:style-name="Table2.B1" office:value-type="string">
            <text:p text:style-name="P10">details</text:p>
            <text:list xml:id="list1728762784" text:style-name="L3">
              <text:list-item>
                <text:p text:style-name="P21">OS: Ubuntu</text:p>
              </text:list-item>
              <text:list-item>
                <text:p text:style-name="P21">services: PostgreSQL, Solr, Fcrepo, Apache</text:p>
              </text:list-item>
              <text:list-item>
                <text:p text:style-name="P21">ports: 3306, 8081, 80, 443, 8983</text:p>
              </text:list-item>
              <text:list-item>
                <text:p text:style-name="P21">packages: postgresql-10, postgresql-client-10, apache, tomcat… <text:span text:style-name="T3">ugh, too much</text:span></text:p>
              </text:list-item>
            </text:list>
          </table:table-cell>
        </table:table-row>
      </table:table>
      <text:p text:style-name="P1"/>
      <text:p text:style-name="P11">Serv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databas<text:span text:style-name="T1">e</text:span>: PostgreSQL</text:p>
          </table:table-cell>
          <table:table-cell table:style-name="Table3.B1" office:value-type="string">
            <text:p text:style-name="P2"><text:s text:c="2"/>- port: 5432 <text:s text:c="3"/>| <text:s text:c="3"/>service: postgres</text:p>
            <text:p text:style-name="P2"><text:s text:c="2"/>- packages: postgresql-10, postgresql-client-10</text:p>
            <text:p text:style-name="P2"><text:s text:c="2"/>- versions: 10.7-0ubuntu0.18.04.1</text:p>
          </table:table-cell>
        </table:table-row>
        <table:table-row>
          <table:table-cell table:style-name="Table3.A2" office:value-type="string">
            <text:p text:style-name="P2"><text:span text:style-name="T2">I</text:span>ndex: Solr</text:p>
          </table:table-cell>
          <table:table-cell table:style-name="Table3.B2" office:value-type="string">
            <text:p text:style-name="P2"><text:s text:c="2"/>- port: 8983 <text:s text:c="3"/>| <text:s text:c="2"/>service: solr</text:p>
            <text:p text:style-name="P2"><text:s text:c="2"/>- packages: use the binary installer from Solr</text:p>
            <text:p text:style-name="P2"><text:s text:c="2"/>- version: 6.6.2</text:p>
            <text:p text:style-name="P3"/>
          </table:table-cell>
        </table:table-row>
        <table:table-row>
          <table:table-cell table:style-name="Table3.A2" office:value-type="string">
            <text:p text:style-name="P2">object store: Fcrepo</text:p>
          </table:table-cell>
          <table:table-cell table:style-name="Table3.B2" office:value-type="string">
            <text:p text:style-name="P4">- port: 808<text:span text:style-name="T4">0</text:span> <text:s/>| service: fedora</text:p>
            <text:p text:style-name="P4">- packages: tomcat<text:span text:style-name="T4">8</text:span> and the fcrepo war file</text:p>
            <text:p text:style-name="P6">version: 8.5.39-1ubuntu1</text:p>
            <text:p text:style-name="P6">data directory: /opt/fedora_data</text:p>
            <text:p text:style-name="P6">- owned by: tomcat8</text:p>
            <text:p text:style-name="P6">- group: tomcat8</text:p>
            <text:p text:style-name="P6">war file: /var/lib/tomcat8/webapps/fedora.war</text:p>
            <text:p text:style-name="P6"><text:s/>- md5sum: 97f265441da5641baa1a8df73ae77765</text:p>
          </table:table-cell>
        </table:table-row>
        <table:table-row>
          <table:table-cell table:style-name="Table3.A2" office:value-type="string">
            <text:p text:style-name="P2">application server: Apache <text:span text:style-name="T2">(Passenger)</text:span></text:p>
          </table:table-cell>
          <table:table-cell table:style-name="Table3.B2" office:value-type="string">
            <text:p text:style-name="P15">- <text:span text:style-name="T4">port 80 | service: apache2</text:span></text:p>
            <text:p text:style-name="P16">package: apache2</text:p>
          </table:table-cell>
        </table:table-row>
        <table:table-row>
          <table:table-cell table:style-name="Table3.A2" office:value-type="string">
            <text:p text:style-name="P7">Misc</text:p>
          </table:table-cell>
          <table:table-cell table:style-name="Table3.B2" office:value-type="string">
            <text:p text:style-name="P5">Java, Ruby, Gems, Capistrano</text:p>
          </table:table-cell>
        </table:table-row>
      </table:table>
      <text:p text:style-name="P1"/>
      <text:p text:style-name="P23">Scenario 3: Same-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ree Serif" svg:font-family="'Bree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19:53.223304063</meta:creation-date>
    <dc:date>2019-05-20T09:18:06.033652434</dc:date>
    <meta:editing-duration>PT25M50S</meta:editing-duration>
    <meta:editing-cycles>7</meta:editing-cycles>
    <meta:generator>LibreOffice/6.0.7.3$Linux_X86_64 LibreOffice_project/00m0$Build-3</meta:generator>
    <meta:document-statistic meta:table-count="3" meta:image-count="0" meta:object-count="0" meta:page-count="1" meta:paragraph-count="47" meta:word-count="175" meta:character-count="1338" meta:non-whitespace-character-count="1195"/>
  </office:meta>
</office:document-meta>
</file>